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0.8925in"/>
    </style:style>
    <style:style style:name="ro2" style:family="table-row">
      <style:table-row-properties style:row-height="0.1665in" fo:break-before="auto" style:use-optimal-row-height="true"/>
    </style:style>
    <style:style style:name="ro1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>
            <text:p>product_type</text:p>
          </table:table-cell>
          <table:table-cell office:value-type="string">
            <text:p>material</text:p>
          </table:table-cell>
          <table:table-cell office:value-type="string">
            <text:p>addjective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alle tiders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default</text:p>
          </table:table-cell>
          <table:table-cell office:value-type="string">
            <text:p>beskyttend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emine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fantastisk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Plastic</text:p>
          </table:table-cell>
          <table:table-cell office:value-type="string">
            <text:p>robus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flo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fortrinlig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fremragend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glimrende</text:p>
          </table:table-cell>
        </table:table-row>
        <table:table-row table:style-name="ro2">
          <table:table-cell office:value-type="string">
            <text:p>watch band, cover</text:p>
          </table:table-cell>
          <table:table-cell office:value-type="string">
            <text:p>default</text:p>
          </table:table-cell>
          <table:table-cell office:value-type="string">
            <text:p>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fantastis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fe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fi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flo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elt vildt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klassis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et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et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et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et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et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igtigt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igtigt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igtigt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igtigt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igtigt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oli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tilful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tilre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nydelig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flo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tidsløs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udsøg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fantastisk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vildt fed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vildt fin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vildt flo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vildt god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hårdfør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holdb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kø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nyd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pæ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sej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skøn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slidstær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ildt smuk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yndigt</text:p>
          </table:table-cell>
        </table:table-row>
        <table:table-row table:style-name="ro2">
          <table:table-cell office:value-type="string">
            <text:p>cover, watchband</text:p>
          </table:table-cell>
          <table:table-cell office:value-type="string">
            <text:p>Plastic</text:p>
          </table:table-cell>
          <table:table-cell office:value-type="string">
            <text:p>hårdfør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Plastic</text:p>
          </table:table-cell>
          <table:table-cell office:value-type="string">
            <text:p>Hårdt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Plastic</text:p>
          </table:table-cell>
          <table:table-cell office:value-type="string">
            <text:p>Holdbar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fleksibel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Behagelig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Blø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helt vildt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a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a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et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et rart</text:p>
          </table:table-cell>
        </table:table-row>
        <table:table-row table:style-name="ro2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rigtigt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rigtigt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super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super komfortabe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super rar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vildt behageli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vildt komfortabel</text:p>
          </table:table-cell>
        </table:table-row>
        <table:table-row table:style-name="ro2">
          <table:table-cell office:value-type="string">
            <text:p>screen protector</text:p>
          </table:table-cell>
          <table:table-cell office:value-type="string">
            <text:p>Tempered Glass</text:p>
          </table:table-cell>
          <table:table-cell office:value-type="string">
            <text:p>Ekstra stærk</text:p>
          </table:table-cell>
        </table:table-row>
        <table:table-row table:style-name="ro2">
          <table:table-cell office:value-type="string">
            <text:p>screen protector</text:p>
          </table:table-cell>
          <table:table-cell office:value-type="string">
            <text:p>Tempered Glass</text:p>
          </table:table-cell>
          <table:table-cell office:value-type="string">
            <text:p>Slidstærk</text:p>
          </table:table-cell>
        </table:table-row>
        <table:table-row table:style-name="ro1">
          <table:table-cell office:value-type="string">
            <text:p>screen protector</text:p>
          </table:table-cell>
          <table:table-cell office:value-type="string">
            <text:p>Tempered Glass</text:p>
          </table:table-cell>
          <table:table-cell office:value-type="string">
            <text:p>Stærk</text:p>
          </table:table-cell>
        </table:table-row>
        <table:table-row table:style-name="ro1">
          <table:table-cell office:value-type="string">
            <text:p>screen protector</text:p>
          </table:table-cell>
          <table:table-cell office:value-type="string">
            <text:p>default</text:p>
          </table:table-cell>
          <table:table-cell office:value-type="string">
            <text:p>Holdbart</text:p>
          </table:table-cell>
        </table:table-row>
      </table:table>
      <table:table table:name="eng" table:style-name="ta1" table:print="false">
        <table:table-column table:style-name="co6" table:number-columns-repeated="3" table:default-cell-style-name="ce1"/>
        <table:table-row table:style-name="ro1">
          <table:table-cell table:style-name="Default" office:value-type="string">
            <text:p>product_type</text:p>
          </table:table-cell>
          <table:table-cell table:style-name="Default" office:value-type="string">
            <text:p>material</text:p>
          </table:table-cell>
          <table:table-cell table:style-name="Default" office:value-type="string">
            <text:p>addjective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default</text:p>
          </table:table-cell>
          <table:table-cell office:value-type="string">
            <text:p>protectiv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emine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fantastic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Plastic</text:p>
          </table:table-cell>
          <table:table-cell office:value-type="string">
            <text:p>robust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fashionabl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nic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tylish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excelle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brilli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b</text:p>
          </table:table-cell>
        </table:table-row>
        <table:table-row table:style-name="ro4">
          <table:table-cell office:value-type="string">
            <text:p>watch band, cover</text:p>
          </table:table-cell>
          <table:table-cell office:value-type="string">
            <text:p>default</text:p>
          </table:table-cell>
          <table:table-cell office:value-type="string">
            <text:p>grea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fantastic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nic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fashion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stylish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goo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tough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dur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comfort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pleas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beautifu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delightfu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very nea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ally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ally beautifu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ally dur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ally fancy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ur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classic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comfort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wee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fantastic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fashionabl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nic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stylish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mega goo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tron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dur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comfort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swee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delightfu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nea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tough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pleas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reli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agree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mega chill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elegan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fantastic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emarkably fashionabl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emarkably nic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emarkably stylish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remarkably good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tough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comfort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pleasan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swee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nea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delightful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lovely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beautiful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dur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remarkably splendi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lovely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lightfu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cool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elegan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fantastic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decidedly fashionabl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decidedly nic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decidedly stylish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decidedly good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tough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dur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swee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pleas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nea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cut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strong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comfort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reli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ecidedly agree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tough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comfort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dur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comfort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tron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tylish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fashion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eleg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fantastic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fashionabl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nic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stylish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good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trong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dur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wee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pleasant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super nea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tough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comfort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reli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agree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cool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super stylish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timeless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exquisit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cool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elegan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fantastic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incredibly fashionabl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incredibly nic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incredibly stylish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default</text:p>
          </table:table-cell>
          <table:table-cell office:value-type="string">
            <text:p>incredibly good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tough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dur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swee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pleas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nea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adibly cut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strong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comfort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resistan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incredibly agree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default</text:p>
          </table:table-cell>
          <table:table-cell office:value-type="string">
            <text:p>wonderful</text:p>
          </table:table-cell>
        </table:table-row>
        <table:table-row table:style-name="ro4">
          <table:table-cell office:value-type="string">
            <text:p>cover, watchband</text:p>
          </table:table-cell>
          <table:table-cell office:value-type="string">
            <text:p>Plastic</text:p>
          </table:table-cell>
          <table:table-cell office:value-type="string">
            <text:p>tough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Plastic</text:p>
          </table:table-cell>
          <table:table-cell office:value-type="string">
            <text:p>hard</text:p>
          </table:table-cell>
        </table:table-row>
        <table:table-row table:style-name="ro2">
          <table:table-cell office:value-type="string">
            <text:p>cover</text:p>
          </table:table-cell>
          <table:table-cell office:value-type="string">
            <text:p>Plastic</text:p>
          </table:table-cell>
          <table:table-cell office:value-type="string">
            <text:p>durabl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flexibl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comfortabl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sof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unbelievably comfortabl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a comfort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mega swee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unbelievably pleasan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unbelievably cute</text:p>
          </table:table-cell>
        </table:table-row>
        <table:table-row table:style-name="ro4">
          <table:table-cell office:value-type="string">
            <text:p>cover, watch band</text:p>
          </table:table-cell>
          <table:table-cell office:value-type="string">
            <text:p>Silicone / TPU</text:p>
          </table:table-cell>
          <table:table-cell office:value-type="string">
            <text:p>cute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really comfort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really pleasan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super comfortabl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super pleasant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super cute</text:p>
          </table:table-cell>
        </table:table-row>
        <table:table-row table:style-name="ro2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very plesant</text:p>
          </table:table-cell>
        </table:table-row>
        <table:table-row table:style-name="ro4">
          <table:table-cell office:value-type="string">
            <text:p>watch band</text:p>
          </table:table-cell>
          <table:table-cell office:value-type="string">
            <text:p>Silicone / TPU</text:p>
          </table:table-cell>
          <table:table-cell office:value-type="string">
            <text:p>unbelievably comfortable</text:p>
          </table:table-cell>
        </table:table-row>
        <table:table-row table:style-name="ro4">
          <table:table-cell office:value-type="string">
            <text:p>screen protector</text:p>
          </table:table-cell>
          <table:table-cell office:value-type="string">
            <text:p>Tempered Glass</text:p>
          </table:table-cell>
          <table:table-cell office:value-type="string">
            <text:p>extra strong</text:p>
          </table:table-cell>
        </table:table-row>
        <table:table-row table:style-name="ro4">
          <table:table-cell office:value-type="string">
            <text:p>screen protector</text:p>
          </table:table-cell>
          <table:table-cell office:value-type="string">
            <text:p>Tempered Glass</text:p>
          </table:table-cell>
          <table:table-cell office:value-type="string">
            <text:p>durable</text:p>
          </table:table-cell>
        </table:table-row>
        <table:table-row table:style-name="ro4">
          <table:table-cell office:value-type="string">
            <text:p>screen protector</text:p>
          </table:table-cell>
          <table:table-cell office:value-type="string">
            <text:p>Tempered Glass</text:p>
          </table:table-cell>
          <table:table-cell office:value-type="string">
            <text:p>strong</text:p>
          </table:table-cell>
        </table:table-row>
      </table:table>
      <table:table table:name="se" table:style-name="ta1" table:print="false">
        <table:table-column table:style-name="co6" table:number-columns-repeated="3" table:default-cell-style-name="ce2"/>
        <table:table-row table:style-name="ro1">
          <table:table-cell table:style-name="Default" office:value-type="string">
            <text:p>product_type</text:p>
          </table:table-cell>
          <table:table-cell table:style-name="Default" office:value-type="string">
            <text:p>material</text:p>
          </table:table-cell>
          <table:table-cell table:style-name="Default" office:value-type="string">
            <text:p>addjective</text:p>
          </table:table-cell>
        </table:table-row>
        <table:table-row table:style-name="ro2">
          <table:table-cell table:style-name="ce1" office:value-type="string">
            <text:p>cover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beskyddande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coo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elegan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eminen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fantastiskt</text:p>
          </table:table-cell>
        </table:table-row>
        <table:table-row table:style-name="ro2">
          <table:table-cell table:style-name="ce1" office:value-type="string">
            <text:p>cover</text:p>
          </table:table-cell>
          <table:table-cell table:style-name="ce1" office:value-type="string">
            <text:p>Plastic</text:p>
          </table:table-cell>
          <table:table-cell table:style-name="ce1" office:value-type="string">
            <text:p>robus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häft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fin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ti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utmär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trålande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veränt</text:p>
          </table:table-cell>
        </table:table-row>
        <table:table-row table:style-name="ro4">
          <table:table-cell table:style-name="ce1" office:value-type="string">
            <text:p>watch band, cover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bra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coo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elegan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fantastisk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fin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snyg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sti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bra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tuff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hållbar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bekväm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skön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vacke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trev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väldigt trev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coo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vacker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troligt slitstar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tjus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hållba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klassis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bekväm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öt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coo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elegan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fantastisk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häft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fin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stil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bra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star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hållba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bekväm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söt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här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trev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tuff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skön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slitstar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ega bekväm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coo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elegan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fantastisk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häft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fin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stil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bra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tuff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hållbar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bekväm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söt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här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trev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här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vacker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slitstark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mycket praktful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här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trev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coo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elegan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fantastisk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häft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fin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stil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bra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tuff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hållba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söt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här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trev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ra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hållba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skön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slitstar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riktigt bekväm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tuff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kön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litstar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bekväm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fas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ti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tilren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coo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elegan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fantastisk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häft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fin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stil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bra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star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hållba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söt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härl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trev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tuff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skön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slitstar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 bekväm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coo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supersti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tidslös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utsök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cool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elegan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fantastisk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häft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fin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stilig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bra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härdig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hållba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söt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här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trevlig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ra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tuff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skön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slitstark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oerhört bekväm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default</text:p>
          </table:table-cell>
          <table:table-cell table:style-name="ce1" office:value-type="string">
            <text:p>underbart</text:p>
          </table:table-cell>
        </table:table-row>
        <table:table-row table:style-name="ro4">
          <table:table-cell table:style-name="ce1" office:value-type="string">
            <text:p>cover, watchband</text:p>
          </table:table-cell>
          <table:table-cell table:style-name="ce1" office:value-type="string">
            <text:p>Plastic</text:p>
          </table:table-cell>
          <table:table-cell table:style-name="ce1" office:value-type="string">
            <text:p>slitstark</text:p>
          </table:table-cell>
        </table:table-row>
        <table:table-row table:style-name="ro2">
          <table:table-cell table:style-name="ce1" office:value-type="string">
            <text:p>cover</text:p>
          </table:table-cell>
          <table:table-cell table:style-name="ce1" office:value-type="string">
            <text:p>Plastic</text:p>
          </table:table-cell>
          <table:table-cell table:style-name="ce1" office:value-type="string">
            <text:p>hård</text:p>
          </table:table-cell>
        </table:table-row>
        <table:table-row table:style-name="ro2">
          <table:table-cell table:style-name="ce1" office:value-type="string">
            <text:p>cover</text:p>
          </table:table-cell>
          <table:table-cell table:style-name="ce1" office:value-type="string">
            <text:p>Plastic</text:p>
          </table:table-cell>
          <table:table-cell table:style-name="ce1" office:value-type="string">
            <text:p>hållbar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fexibel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behaglig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mjuk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ofantligt bekväm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mega behaglig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mega rar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ofantligt behaglig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ofantligt rart</text:p>
          </table:table-cell>
        </table:table-row>
        <table:table-row table:style-name="ro4">
          <table:table-cell table:style-name="ce1" office:value-type="string">
            <text:p>cover, 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Rart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riktigt behaglig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riktigt bekväm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super behaglig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super bekväm</text:p>
          </table:table-cell>
        </table:table-row>
        <table:table-row table:style-name="ro2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super rart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väldigt behaglig</text:p>
          </table:table-cell>
        </table:table-row>
        <table:table-row table:style-name="ro4">
          <table:table-cell table:style-name="ce1" office:value-type="string">
            <text:p>watch band</text:p>
          </table:table-cell>
          <table:table-cell table:style-name="ce1" office:value-type="string">
            <text:p>Silicone / TPU</text:p>
          </table:table-cell>
          <table:table-cell table:style-name="ce1" office:value-type="string">
            <text:p>ofantligt bekväm</text:p>
          </table:table-cell>
        </table:table-row>
        <table:table-row table:style-name="ro4">
          <table:table-cell table:style-name="ce1" office:value-type="string">
            <text:p>screen protector</text:p>
          </table:table-cell>
          <table:table-cell table:style-name="ce1" office:value-type="string">
            <text:p>Tempered Glass</text:p>
          </table:table-cell>
          <table:table-cell table:style-name="ce1" office:value-type="string">
            <text:p>extra stark</text:p>
          </table:table-cell>
        </table:table-row>
        <table:table-row table:style-name="ro4">
          <table:table-cell table:style-name="ce1" office:value-type="string">
            <text:p>screen protector</text:p>
          </table:table-cell>
          <table:table-cell table:style-name="ce1" office:value-type="string">
            <text:p>Tempered Glass</text:p>
          </table:table-cell>
          <table:table-cell table:style-name="ce1" office:value-type="string">
            <text:p>slitstark</text:p>
          </table:table-cell>
        </table:table-row>
        <table:table-row table:style-name="ro4">
          <table:table-cell table:style-name="ce1" office:value-type="string">
            <text:p>screen protector</text:p>
          </table:table-cell>
          <table:table-cell table:style-name="ce1" office:value-type="string">
            <text:p>Tempered Glass</text:p>
          </table:table-cell>
          <table:table-cell table:style-name="ce1" office:value-type="string">
            <text:p>stark</text:p>
          </table:table-cell>
        </table:table-row>
        <table:table-row table:style-name="ro4" table:number-rows-repeated="843">
          <table:table-cell table:number-columns-repeated="3"/>
        </table:table-row>
        <table:table-row table:style-name="ro4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1:44:21</meta:creation-date>
    <meta:generator>OpenOffice/4.1.13$Unix OpenOffice.org_project/4113m1$Build-9810</meta:generator>
    <dc:date>2023-01-03T11:27:56</dc:date>
    <meta:editing-duration>PT1H14M6S</meta:editing-duration>
    <meta:editing-cycles>12</meta:editing-cycles>
    <meta:document-statistic meta:table-count="3" meta:cell-count="1410" meta:object-count="0"/>
    <meta:user-defined meta:name=""/>
  </office:meta>
</office:document-meta>
</file>